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4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HEAR MY PRAYER, 0 GOD (141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HONOR MY PRAYER, 0 GOD (141:3-10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HONOR MY PRAYER, 0 GOD (141:3-10)<text:s text:c="1"/></text:span><text:span text:style-name="a447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Regarding his conversation (141:3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Regarding his conduct (141:4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Regarding his companionship (141:4-10)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-title-Title-Slide" presentation:presentation-page-layout-name="Master1-PPL1" draw:id="Slide-258">
        <draw:frame draw:id="id87" presentation:style-name="a467" draw:name="Title 1" svg:x="1.38in" svg:y="0.83in" svg:width="10.3in" svg:height="4.42in" presentation:class="title" presentation:placeholder="false">
          <draw:text-box>
            <text:p text:style-name="a466" text:class-names="" text:cond-style-name=""><text:span text:style-name="a464" text:class-names=""><text:s text:c="1"/>Regarding his companionship (141:4-10)<text:s text:c="1"/></text:span><text:span text:style-name="a465" text:class-names=""/></text:p>
          </draw:text-box>
          <svg:title/>
          <svg:desc/>
        </draw:frame>
        <draw:frame draw:id="id88" presentation:style-name="a472" draw:name="Subtitle 2" svg:x="1.38in" svg:y="5.25in" svg:width="10.3in" svg:height="1.85in" presentation:class="subtitle" presentation:placeholder="false">
          <draw:text-box>
            <text:p text:style-name="a469" text:class-names="" text:cond-style-name=""><text:span text:style-name="a468" text:class-names=""><text:s text:c="1"/>With godless people (141:4, 6-10)<text:s text:c="1"/></text:span></text:p>
            <text:p text:style-name="a471" text:class-names="" text:cond-style-name=""><text:span text:style-name="a470" text:class-names=""/></text:p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<text:s text:c="1"/>With godless people (141:4, 6-10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at he not be part of them (141:4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at he not be punished with them (141:6-10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Regarding his companionship (141:4-10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With godless people (141:4, 6-10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With godly people (141: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<text:s text:c="1"/>With godly people (141:5):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godly reprove him in the Lord (141:5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He receive it from the Lord (141:5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Regarding his companionship (141:4-10)<text:s text:c="1"/></text:span><text:span text:style-name="a520" text:class-names=""/></text:p>
          </draw:text-box>
          <svg:title/>
          <svg:desc/>
        </draw:frame>
        <draw:frame draw:id="id96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With godless people (141:4, 6-10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With godly people (141:5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8" draw:style-name="a533" draw:master-page-name="Master1-Layout12-tx-Title-and-Text" presentation:presentation-page-layout-name="Master1-PPL12" draw:id="Slide-263">
        <draw:frame draw:id="id97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HONOR MY PRAYER, 0 GOD (141:3-10)<text:s text:c="1"/></text:span><text:span text:style-name="a535" text:class-names=""/></text:p>
          </draw:text-box>
          <svg:title/>
          <svg:desc/>
        </draw:frame>
        <draw:frame draw:id="id98" presentation:style-name="a550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Regarding his conversation (141:3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Regarding his conduct (141:4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Regarding his companionship (141:4-10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9" draw:style-name="a551" draw:master-page-name="Master1-Layout12-tx-Title-and-Text" presentation:presentation-page-layout-name="Master1-PPL12" draw:id="Slide-264">
        <draw:frame draw:id="id99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PSALM 141<text:s text:c="1"/></text:span><text:span text:style-name="a553" text:class-names=""/></text:p>
          </draw:text-box>
          <svg:title/>
          <svg:desc/>
        </draw:frame>
        <draw:frame draw:id="id100" presentation:style-name="a565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HEAR MY PRAYER, 0 GOD (141:1-2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HONOR MY PRAYER, 0 GOD (141:3-10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1 </dc:title>
    <meta:initial-creator>David STRICKLAND</meta:initial-creator>
    <dc:creator>David STRICKLAND</dc:creator>
    <meta:creation-date>2020-02-23T23:21:23Z</meta:creation-date>
    <dc:date>2020-02-23T23:21:23Z</dc:date>
    <meta:template xlink:href="BibleStudy" xlink:type="simple"/>
    <meta:editing-cycles>1</meta:editing-cycles>
    <meta:editing-duration>PT0S</meta:editing-duration>
    <meta:document-statistic meta:paragraph-count="28" meta:word-count="221"/>
  </office:meta>
</office:document-meta>
</file>